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c42b"/>
    </style:style>
    <style:style style:name="P2" style:family="paragraph" style:parent-style-name="Standard">
      <style:text-properties officeooo:rsid="001c0fd4" officeooo:paragraph-rsid="001c0fd4"/>
    </style:style>
    <style:style style:name="P3" style:family="paragraph" style:parent-style-name="Standard">
      <style:text-properties officeooo:paragraph-rsid="001d31e3"/>
    </style:style>
    <style:style style:name="P4" style:family="paragraph" style:parent-style-name="Standard">
      <style:text-properties fo:font-style="normal" officeooo:rsid="001b3fdd" officeooo:paragraph-rsid="001b3fdd" style:font-style-asian="normal" style:font-style-complex="normal"/>
    </style:style>
    <style:style style:name="P5" style:family="paragraph" style:parent-style-name="Standard">
      <style:text-properties fo:font-style="normal" officeooo:rsid="001bc42b" officeooo:paragraph-rsid="001bc42b" style:font-style-asian="normal" style:font-style-complex="normal"/>
    </style:style>
    <style:style style:name="P6" style:family="paragraph" style:parent-style-name="Standard">
      <style:text-properties fo:font-style="normal" officeooo:rsid="001ac646" style:font-style-asian="normal" style:font-style-complex="normal"/>
    </style:style>
    <style:style style:name="P7" style:family="paragraph" style:parent-style-name="Standard">
      <style:text-properties fo:font-style="normal" officeooo:rsid="001c0fd4" officeooo:paragraph-rsid="001c0fd4" style:font-style-asian="normal" style:font-style-complex="normal"/>
    </style:style>
    <style:style style:name="P8" style:family="paragraph" style:parent-style-name="Standard">
      <style:text-properties officeooo:paragraph-rsid="001bc42b"/>
    </style:style>
    <style:style style:name="P9" style:family="paragraph" style:parent-style-name="Standard">
      <style:text-properties officeooo:paragraph-rsid="001b3fdd"/>
    </style:style>
    <style:style style:name="P10" style:family="paragraph" style:parent-style-name="Standard">
      <style:text-properties officeooo:paragraph-rsid="0023f6a4"/>
    </style:style>
    <style:style style:name="T1" style:family="text">
      <style:text-properties officeooo:rsid="001a925d"/>
    </style:style>
    <style:style style:name="T2" style:family="text">
      <style:text-properties fo:font-style="italic" officeooo:rsid="001b3fdd" style:font-style-asian="italic" style:font-style-complex="italic"/>
    </style:style>
    <style:style style:name="T3" style:family="text">
      <style:text-properties fo:font-style="italic" officeooo:rsid="001bc42b" style:font-style-asian="italic" style:font-style-complex="italic"/>
    </style:style>
    <style:style style:name="T4" style:family="text">
      <style:text-properties fo:font-style="italic" officeooo:rsid="0022b5b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c646" style:font-style-asian="normal" style:font-style-complex="normal"/>
    </style:style>
    <style:style style:name="T7" style:family="text">
      <style:text-properties fo:font-style="normal" officeooo:rsid="001b3fdd" style:font-style-asian="normal" style:font-style-complex="normal"/>
    </style:style>
    <style:style style:name="T8" style:family="text">
      <style:text-properties fo:font-style="normal" officeooo:rsid="001bc42b" style:font-style-asian="normal" style:font-style-complex="normal"/>
    </style:style>
    <style:style style:name="T9" style:family="text">
      <style:text-properties fo:font-style="normal" officeooo:rsid="001c0fd4" style:font-style-asian="normal" style:font-style-complex="normal"/>
    </style:style>
    <style:style style:name="T10" style:family="text">
      <style:text-properties fo:font-style="normal" officeooo:rsid="001d31e3" style:font-style-asian="normal" style:font-style-complex="normal"/>
    </style:style>
    <style:style style:name="T11" style:family="text">
      <style:text-properties fo:font-style="normal" officeooo:rsid="002007a5" style:font-style-asian="normal" style:font-style-complex="normal"/>
    </style:style>
    <style:style style:name="T12" style:family="text">
      <style:text-properties fo:font-style="normal" officeooo:rsid="00207594" style:font-style-asian="normal" style:font-style-complex="normal"/>
    </style:style>
    <style:style style:name="T13" style:family="text">
      <style:text-properties fo:font-style="normal" officeooo:rsid="00222ebb" style:font-style-asian="normal" style:font-style-complex="normal"/>
    </style:style>
    <style:style style:name="T14" style:family="text">
      <style:text-properties fo:font-style="normal" officeooo:rsid="0022b5b7" style:font-style-asian="normal" style:font-style-complex="normal"/>
    </style:style>
    <style:style style:name="T15" style:family="text">
      <style:text-properties fo:font-style="normal" officeooo:rsid="0023f6a4" style:font-style-asian="normal" style:font-style-complex="normal"/>
    </style:style>
    <style:style style:name="T16" style:family="text">
      <style:text-properties fo:font-style="normal" officeooo:rsid="0025cf7f" style:font-style-asian="normal" style:font-style-complex="normal"/>
    </style:style>
    <style:style style:name="T17" style:family="text">
      <style:text-properties fo:font-style="normal" officeooo:rsid="0025e7b9" style:font-style-asian="normal" style:font-style-complex="normal"/>
    </style:style>
    <style:style style:name="T18" style:family="text">
      <style:text-properties officeooo:rsid="001b3f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e goal in this guide is to introduce the early-intermediate programmer to the standard college-level data structures (and their common use cases / algorithms / traversals) and/or to serve as a review to those programmers who are studying for job interviews. It is intended for autodidacts to replace or supplement the standard, sophomore-level data structures class, but it aims not to be too heavy or to give too much extraneous information. By the end, you should be roughly able to complete the exams (link to online exam page) for data structures classes at colleges such as Harvard, University of Washington, etc.</text:span></text:p>
      <text:p text:style-name="Standard"/>
      <text:p text:style-name="P9"><text:tab/><text:span text:style-name="T18">This guide is for you if you have an introductory understanding of computer programming, such as a CS 101 class, if you’ve worked through something like Learning Python the Hard Way, and </text:span><text:span text:style-name="T2">perhaps</text:span><text:span text:style-name="T7"> if you’ve worked through a </text:span><text:span text:style-name="T17">complete </text:span><text:span text:style-name="T7">CodeAcademy path in Java, Python or Ruby. You should </text:span><text:span text:style-name="T8">understand </text:span><text:span text:style-name="T13">how to implement classes and objects</text:span><text:span text:style-name="T8">, even if you’re shaky with the </text:span><text:span text:style-name="T3">concept</text:span><text:span text:style-name="T8"> of object-oriented programming as a paradigm.</text:span></text:p>
      <text:p text:style-name="P9"><text:span text:style-name="T8"/></text:p>
      <text:p text:style-name="P10"><text:span text:style-name="T12"><text:tab/>The ethos of this guide is efficiency. Brevity and clarity are valued at the expense of drawn-out and messy real-life examples. Data structures are largely conceptual, and though we will be implementing them in Java, it’s up to the reader to practice with them and bridge the gap between abstraction and reality. Example problems will be provided at the end of each section—you absolutely </text:span><text:span text:style-name="T6">need them (or problems like them) if this is your first pass at learning data structures. It’s very unwise to divorce programming concepts from actual programming, </text:span><text:span text:style-name="T10">especially if you intend to actually program for a living.</text:span></text:p>
      <text:p text:style-name="P10"><text:span text:style-name="T10"/></text:p>
      <text:p text:style-name="P10"><text:span text:style-name="T10"><text:tab/></text:span><text:span text:style-name="T14">The way I recommend treating </text:span><text:span text:style-name="T17">this</text:span><text:span text:style-name="T14"> guide is to </text:span><text:span text:style-name="T16">peruse</text:span><text:span text:style-name="T14"> the text, and </text:span><text:span text:style-name="T16">merely </text:span><text:span text:style-name="T4">read through</text:span><text:span text:style-name="T14"> the code to </text:span><text:span text:style-name="T16">get an intuitive</text:span><text:span text:style-name="T14"> understand</text:span><text:span text:style-name="T16">ing of</text:span><text:span text:style-name="T14"> how it works. Ensure you know the benefits and drawbacks of each—that’s often how you’ll recognize that a problem can be solved with a particular data structure. You needn’t bother actually implementing a data structure until you do a problem, at which point I encourage you to try to implement it mostly from memory </text:span><text:span text:style-name="T16">and by reasoning it out </text:span><text:span text:style-name="T14">rather than copying and pasting my implementation </text:span><text:span text:style-name="T16">of a particular data structure.</text:span></text:p>
      <text:p text:style-name="P4"/>
      <text:p text:style-name="P1"><text:span text:style-name="T7"><text:tab/>If you don’t know Java </text:span><text:span text:style-name="T16">specifically</text:span><text:span text:style-name="T7">, you’</text:span><text:span text:style-name="T8">ll probably</text:span><text:span text:style-name="T7"> be fine. Data structures are conceptual—they are language independent, but their implementation can vary quite a bit among languages. (Python, for example, uses a variation on a </text:span><text:span text:style-name="T11">data structure called an</text:span><text:span text:style-name="T7"> array list </text:span><text:span text:style-name="T2">in lieu of</text:span><text:span text:style-name="T7"> actual arrays as part of the language, making implementing you</text:span><text:span text:style-name="T8">r</text:span><text:span text:style-name="T7"> own array list in Python a pretty convoluted and redundant exercise.) I’ll </text:span><text:span text:style-name="T8">write and draw data structures before implementing them, in which case you may be able to follow along in your own language. It’s probable, in fact, that your reasonably bright </text:span><text:span text:style-name="T10">non-programmer</text:span><text:span text:style-name="T8"> could follow along with the conceptual side of data structures, because in the end they </text:span><text:span text:style-name="T10">just make a lot of sense</text:span><text:span text:style-name="T8">.</text:span></text:p>
      <text:p text:style-name="P5"/>
      <text:p text:style-name="P3"><text:span text:style-name="T8"><text:tab/></text:span><text:span text:style-name="T10">(If you’re a Python or Ruby programmer and my Java code has a lot of confusing components to you, try just ignoring them. Java forces you to be considerably more </text:span><text:span text:style-name="T12">specific.</text:span><text:span text:style-name="T10">)</text:span></text:p>
      <text:p text:style-name="P5"/>
      <text:p text:style-name="P1"><text:span text:style-name="T8"><text:tab/>If you feel shaky on programming side despite having </text:span><text:span text:style-name="T9">done some introductory programming</text:span><text:span text:style-name="T8">, it could be very well because you just don’t have enough practice. In that case, I wouldn’t push you away </text:span><text:span text:style-name="T9">from this tutorial</text:span><text:span text:style-name="T8">, but I’d implore you </text:span><text:span text:style-name="T9">even more strongly </text:span><text:span text:style-name="T8">to implement the data structures and do exercises with them. Lots of times, for programmers, concrete understanding only comes with practice. </text:span><text:span text:style-name="T9">You also need to get used to the feeling of being in over your head with a problem whose components you don’t quite understand or know how to solve—that’s the emotional component of being a programmer.</text:span></text:p>
      <text:p text:style-name="P6"/>
      <text:p text:style-name="P2"><text:soft-page-break/><text:span text:style-name="T6"><text:tab/></text:span><text:span text:style-name="T5">I’ll go through data structures through in order of how I rank them in a very subjective scale of complexity, which notably is how most real college courses tend to do it. There may be a few concepts you want or need more background on—I’ll explain some common ones on the next page. Wikipedia can be dense and abstruse, so if that fails you, just </text:span><text:span text:style-name="T13">use </text:span><text:span text:style-name="T5">Google. However, don’t let a lack of full understanding prevent you from practicing. It’ll make sense eventually as long as you practice, practice, practice.</text:span></text:p>
      <text:p text:style-name="P7"/>
      <text:p text:style-name="P7"><text:tab/>Happy learning, frie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4:15:30.615761614</meta:creation-date>
    <dc:date>2017-05-03T15:28:58.433799179</dc:date>
    <meta:editing-duration>PT2H24M39S</meta:editing-duration>
    <meta:editing-cycles>8</meta:editing-cycles>
    <meta:generator>LibreOffice/5.1.6.2$Linux_X86_64 LibreOffice_project/10m0$Build-2</meta:generator>
    <meta:document-statistic meta:table-count="0" meta:image-count="0" meta:object-count="0" meta:page-count="2" meta:paragraph-count="9" meta:word-count="711" meta:character-count="4235" meta:non-whitespace-character-count="3529"/>
  </office:meta>
</office:document-meta>
</file>